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E000000249A0C4453.png" manifest:media-type="image/png"/>
  <manifest:file-entry manifest:full-path="Pictures/100000000000019E000000273B326622.png" manifest:media-type="image/png"/>
  <manifest:file-entry manifest:full-path="Pictures/10000000000001B3000000275F61E3BB.png" manifest:media-type="image/png"/>
  <manifest:file-entry manifest:full-path="Pictures/10000000000001B100000016D698303A.png" manifest:media-type="image/png"/>
  <manifest:file-entry manifest:full-path="Pictures/1000000000000171000000142C012C06.png" manifest:media-type="image/png"/>
  <manifest:file-entry manifest:full-path="Pictures/100000000000018C00000022AD2631B6.png" manifest:media-type="image/png"/>
  <manifest:file-entry manifest:full-path="Pictures/10000000000001D0000000365AE57E44.png" manifest:media-type="image/png"/>
  <manifest:file-entry manifest:full-path="Pictures/100000000000029000000046AD242DDB.png" manifest:media-type="image/png"/>
  <manifest:file-entry manifest:full-path="Pictures/1000000000000117000000189AF8A131.png" manifest:media-type="image/png"/>
  <manifest:file-entry manifest:full-path="Pictures/10000000000002BD00000178406A2C75.png" manifest:media-type="image/png"/>
  <manifest:file-entry manifest:full-path="Pictures/10000000000002C300000190825D18C3.png" manifest:media-type="image/png"/>
  <manifest:file-entry manifest:full-path="Pictures/100000000000029100000117D1A94AEA.png" manifest:media-type="image/png"/>
  <manifest:file-entry manifest:full-path="Pictures/100000000000014A000000129FD1AE52.png" manifest:media-type="image/png"/>
  <manifest:file-entry manifest:full-path="Pictures/100000000000026800000047FECE9A09.png" manifest:media-type="image/png"/>
  <manifest:file-entry manifest:full-path="Pictures/10000000000002C8000000B3A6156D5C.png" manifest:media-type="image/png"/>
  <manifest:file-entry manifest:full-path="Pictures/10000000000000F000000024FA27291E.png" manifest:media-type="image/png"/>
  <manifest:file-entry manifest:full-path="Pictures/100000000000014300000106D98A1F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a23" officeooo:paragraph-rsid="00075a23"/>
    </style:style>
    <style:style style:name="P2" style:family="paragraph" style:parent-style-name="Standard">
      <style:text-properties officeooo:rsid="000791d4" officeooo:paragraph-rsid="000791d4"/>
    </style:style>
    <style:style style:name="P3" style:family="paragraph" style:parent-style-name="Standard">
      <style:text-properties officeooo:rsid="00089160" officeooo:paragraph-rsid="00089160"/>
    </style:style>
    <style:style style:name="P4" style:family="paragraph" style:parent-style-name="Standard">
      <style:text-properties officeooo:rsid="000a6df8" officeooo:paragraph-rsid="000a6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</text:p>
      <text:p text:style-name="P1"><draw:frame draw:style-name="fr1" draw:name="Imagen1" text:anchor-type="paragraph" svg:x="0.656cm" svg:y="0.28cm" svg:width="8.546cm" svg:height="6.932cm" draw:z-index="0"><draw:image xlink:href="Pictures/100000000000014300000106D98A1F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-</text:p>
      <text:p text:style-name="P1"><draw:frame draw:style-name="fr1" draw:name="Imagen2" text:anchor-type="paragraph" svg:x="0.404cm" svg:y="0.355cm" svg:width="6.35cm" svg:height="0.953cm" draw:z-index="1"><draw:image xlink:href="Pictures/10000000000000F000000024FA27291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.-</text:p>
      <text:p text:style-name="P1"><draw:frame draw:style-name="fr1" draw:name="Imagen3" text:anchor-type="paragraph" svg:x="0.43cm" svg:y="0.328cm" svg:width="8.731cm" svg:height="0.476cm" draw:z-index="2"><draw:image xlink:href="Pictures/100000000000014A000000129FD1AE52.png" xlink:type="simple" xlink:show="embed" xlink:actuate="onLoad"/></draw:frame></text:p>
      <text:p text:style-name="P1"/>
      <text:p text:style-name="P1"/>
      <text:p text:style-name="P1"/>
      <text:p text:style-name="P1">4.-</text:p>
      <text:p text:style-name="P1"><draw:frame draw:style-name="fr2" draw:name="Imagen4" text:anchor-type="paragraph" svg:width="17cm" svg:height="7.218cm" draw:z-index="3"><draw:image xlink:href="Pictures/100000000000029100000117D1A94A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-</text:p>
      <text:p text:style-name="P1"><draw:frame draw:style-name="fr1" draw:name="Imagen5" text:anchor-type="paragraph" svg:x="0cm" svg:y="0.09cm" svg:width="17cm" svg:height="4.274cm" draw:z-index="4"><draw:image xlink:href="Pictures/10000000000002C8000000B3A6156D5C.png" xlink:type="simple" xlink:show="embed" xlink:actuate="onLoad"/></draw:frame></text:p>
      <text:p text:style-name="P1"/>
      <text:p text:style-name="P2">6.-</text:p>
      <text:p text:style-name="P2"/>
      <text:p text:style-name="P1"><draw:frame draw:style-name="fr2" draw:name="Imagen6" text:anchor-type="paragraph" svg:width="17cm" svg:height="9.617cm" draw:z-index="5"><draw:image xlink:href="Pictures/10000000000002C300000190825D18C3.png" xlink:type="simple" xlink:show="embed" xlink:actuate="onLoad"/></draw:frame></text:p>
      <text:p text:style-name="P2">7.-</text:p>
      <text:p text:style-name="P2"><draw:frame draw:style-name="fr1" draw:name="Imagen7" text:anchor-type="paragraph" svg:x="0.566cm" svg:y="0cm" svg:width="14.547cm" svg:height="7.398cm" draw:z-index="6"><draw:image xlink:href="Pictures/10000000000002BD00000178406A2C75.png" xlink:type="simple" xlink:show="embed" xlink:actuate="onLoad"/></draw:frame></text:p>
      <text:p text:style-name="P2"><text:soft-page-break/>8.-</text:p>
      <text:p text:style-name="P1"><draw:frame draw:style-name="fr1" draw:name="Imagen8" text:anchor-type="paragraph" svg:x="0.101cm" svg:y="0.159cm" svg:width="7.382cm" svg:height="0.635cm" draw:z-index="7"><draw:image xlink:href="Pictures/1000000000000117000000189AF8A131.png" xlink:type="simple" xlink:show="embed" xlink:actuate="onLoad"/></draw:frame></text:p>
      <text:p text:style-name="P1"/>
      <text:p text:style-name="P1"/>
      <text:p text:style-name="P2">9.-</text:p>
      <text:p text:style-name="P2"><draw:frame draw:style-name="fr1" draw:name="Imagen9" text:anchor-type="paragraph" svg:x="0.206cm" svg:y="0cm" svg:width="9.763cm" svg:height="0.529cm" draw:z-index="8"><draw:image xlink:href="Pictures/1000000000000171000000142C012C06.png" xlink:type="simple" xlink:show="embed" xlink:actuate="onLoad"/></draw:frame></text:p>
      <text:p text:style-name="P2"/>
      <text:p text:style-name="P2"/>
      <text:p text:style-name="P2">10.-</text:p>
      <text:p text:style-name="P2"><draw:frame draw:style-name="fr2" draw:name="Imagen10" text:anchor-type="paragraph" svg:width="17cm" svg:height="1.813cm" draw:z-index="9"><draw:image xlink:href="Pictures/100000000000029000000046AD242DDB.png" xlink:type="simple" xlink:show="embed" xlink:actuate="onLoad"/></draw:frame></text:p>
      <text:p text:style-name="P3">11.-</text:p>
      <text:p text:style-name="P3"><draw:frame draw:style-name="fr3" draw:name="Imagen11" text:anchor-type="paragraph" svg:width="16.298cm" svg:height="1.879cm" draw:z-index="10"><draw:image xlink:href="Pictures/100000000000026800000047FECE9A09.png" xlink:type="simple" xlink:show="embed" xlink:actuate="onLoad"/></draw:frame></text:p>
      <text:p text:style-name="P3">12.-</text:p>
      <text:p text:style-name="P3"><draw:frame draw:style-name="fr1" draw:name="Imagen12" text:anchor-type="paragraph" svg:x="0.351cm" svg:y="0.265cm" svg:width="10.954cm" svg:height="1.032cm" draw:z-index="11"><draw:image xlink:href="Pictures/100000000000019E000000273B326622.png" xlink:type="simple" xlink:show="embed" xlink:actuate="onLoad"/></draw:frame></text:p>
      <text:p text:style-name="P3"/>
      <text:p text:style-name="P3"/>
      <text:p text:style-name="P3"/>
      <text:p text:style-name="P3">13.-</text:p>
      <text:p text:style-name="P3"><draw:frame draw:style-name="fr1" draw:name="Imagen13" text:anchor-type="paragraph" svg:x="0.259cm" svg:y="0.238cm" svg:width="11.509cm" svg:height="1.032cm" draw:z-index="12"><draw:image xlink:href="Pictures/10000000000001B3000000275F61E3BB.png" xlink:type="simple" xlink:show="embed" xlink:actuate="onLoad"/></draw:frame></text:p>
      <text:p text:style-name="P3"/>
      <text:p text:style-name="P3"/>
      <text:p text:style-name="P3"/>
      <text:p text:style-name="P3">14.-</text:p>
      <text:p text:style-name="P3"><draw:frame draw:style-name="fr1" draw:name="Imagen14" text:anchor-type="paragraph" svg:x="0.445cm" svg:y="0.143cm" svg:width="11.456cm" svg:height="0.582cm" draw:z-index="13"><draw:image xlink:href="Pictures/10000000000001B100000016D698303A.png" xlink:type="simple" xlink:show="embed" xlink:actuate="onLoad"/></draw:frame></text:p>
      <text:p text:style-name="P3"/>
      <text:p text:style-name="P3"/>
      <text:p text:style-name="P3"/>
      <text:p text:style-name="P4">15.-</text:p>
      <text:p text:style-name="P4"><draw:frame draw:style-name="fr1" draw:name="Imagen15" text:anchor-type="paragraph" svg:x="0.695cm" svg:y="0.249cm" svg:width="10.478cm" svg:height="0.9cm" draw:z-index="14"><draw:image xlink:href="Pictures/100000000000018C00000022AD2631B6.png" xlink:type="simple" xlink:show="embed" xlink:actuate="onLoad"/></draw:frame></text:p>
      <text:p text:style-name="P4"/>
      <text:p text:style-name="P4"/>
      <text:p text:style-name="P4">16.-</text:p>
      <text:p text:style-name="P4"><draw:frame draw:style-name="fr1" draw:name="Imagen16" text:anchor-type="paragraph" svg:x="0.536cm" svg:y="0.169cm" svg:width="12.277cm" svg:height="1.429cm" draw:z-index="15"><draw:image xlink:href="Pictures/10000000000001D0000000365AE57E44.png" xlink:type="simple" xlink:show="embed" xlink:actuate="onLoad"/></draw:frame></text:p>
      <text:p text:style-name="P4"/>
      <text:p text:style-name="P4"/>
      <text:p text:style-name="P4"/>
      <text:p text:style-name="P4"/>
      <text:p text:style-name="P4">17.-</text:p>
      <text:p text:style-name="P4"><draw:frame draw:style-name="fr1" draw:name="Imagen17" text:anchor-type="paragraph" svg:x="0.245cm" svg:y="0.249cm" svg:width="13.07cm" svg:height="0.953cm" draw:z-index="16"><draw:image xlink:href="Pictures/10000000000001EE000000249A0C445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9:10:22.341030634</meta:creation-date>
    <meta:generator>LibreOffice/4.4.7.2$Linux_X86_64 LibreOffice_project/40m0$Build-2</meta:generator>
    <dc:date>2016-10-24T20:33:50.319178227</dc:date>
    <meta:editing-duration>PT38M7S</meta:editing-duration>
    <meta:editing-cycles>2</meta:editing-cycles>
    <meta:document-statistic meta:table-count="0" meta:image-count="17" meta:object-count="0" meta:page-count="3" meta:paragraph-count="17" meta:word-count="17" meta:character-count="60" meta:non-whitespace-character-count="59"/>
  </office:meta>
</office:document-meta>
</file>